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+ 1p" svg:font-family="'M+ 1p'" style:font-family-generic="modern" style:font-pitch="variable"/>
    <style:font-face style:name="linzklar_rounded" svg:font-family="linzklar_rounded" style:font-pitch="variable"/>
    <style:font-face style:name="xedixel" svg:font-family="xedixel" style:font-pitch="variable"/>
    <style:font-face style:name="源ノ明朝" svg:font-family="源ノ明朝" style:font-family-generic="roman" style:font-pitch="variable"/>
    <style:font-face style:name="源ノ明朝1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automatic-styles>
    <style:style style:name="表1" style:family="table">
      <style:table-properties style:width="19.001cm" table:align="margins"/>
    </style:style>
    <style:style style:name="表1.A" style:family="table-column">
      <style:table-column-properties style:column-width="7.306cm" style:rel-column-width="25199*"/>
    </style:style>
    <style:style style:name="表1.B" style:family="table-column">
      <style:table-column-properties style:column-width="2.304cm" style:rel-column-width="7948*"/>
    </style:style>
    <style:style style:name="表1.C" style:family="table-column">
      <style:table-column-properties style:column-width="0.788cm" style:rel-column-width="2719*"/>
    </style:style>
    <style:style style:name="表1.D" style:family="table-column">
      <style:table-column-properties style:column-width="8.602cm" style:rel-column-width="29669*"/>
    </style:style>
    <style:style style:name="表1.A1" style:family="table-cell">
      <style:table-cell-properties fo:padding="0cm" fo:border="none" style:writing-mode="page"/>
    </style:style>
    <style:style style:name="表1.2" style:family="table-row">
      <style:table-row-properties style:min-row-height="0.573cm"/>
    </style:style>
    <style:style style:name="表1.4" style:family="table-row">
      <style:table-row-properties style:min-row-height="0.235cm"/>
    </style:style>
    <style:style style:name="表1.5" style:family="table-row">
      <style:table-row-properties style:min-row-height="0.286cm"/>
    </style:style>
    <style:style style:name="表1.6" style:family="table-row">
      <style:table-row-properties style:min-row-height="0.228cm"/>
    </style:style>
    <style:style style:name="表1.8" style:family="table-row">
      <style:table-row-properties style:min-row-height="0.12cm"/>
    </style:style>
    <style:style style:name="表1.9" style:family="table-row">
      <style:table-row-properties style:min-row-height="2.034cm"/>
    </style:style>
    <style:style style:name="表3" style:family="table">
      <style:table-properties style:width="9.61cm" table:align="margins"/>
    </style:style>
    <style:style style:name="表3.A" style:family="table-column">
      <style:table-column-properties style:column-width="2.563cm" style:rel-column-width="17476*"/>
    </style:style>
    <style:style style:name="表3.B" style:family="table-column">
      <style:table-column-properties style:column-width="2.785cm" style:rel-column-width="18995*"/>
    </style:style>
    <style:style style:name="表3.C" style:family="table-column">
      <style:table-column-properties style:column-width="4.262cm" style:rel-column-width="29064*"/>
    </style:style>
    <style:style style:name="表3.A1" style:family="table-cell">
      <style:table-cell-properties fo:padding="0.097cm" fo:border-left="0.5pt solid #000000" fo:border-right="none" fo:border-top="0.5pt solid #000000" fo:border-bottom="0.5pt solid #000000"/>
    </style:style>
    <style:style style:name="表3.C1" style:family="table-cell">
      <style:table-cell-properties fo:padding="0.097cm" fo:border="0.5pt solid #000000"/>
    </style:style>
    <style:style style:name="表3.A2" style:family="table-cell">
      <style:table-cell-properties fo:padding="0.097cm" fo:border-left="0.5pt solid #000000" fo:border-right="none" fo:border-top="none" fo:border-bottom="0.5pt solid #000000"/>
    </style:style>
    <style:style style:name="表3.C2" style:family="table-cell">
      <style:table-cell-properties fo:padding="0.097cm" fo:border-left="0.5pt solid #000000" fo:border-right="0.5pt solid #000000" fo:border-top="none" fo:border-bottom="0.5pt solid #000000"/>
    </style:style>
    <style:style style:name="表6" style:family="table">
      <style:table-properties style:width="8.602cm" table:align="margins"/>
    </style:style>
    <style:style style:name="表6.A" style:family="table-column">
      <style:table-column-properties style:column-width="3.575cm" style:rel-column-width="27232*"/>
    </style:style>
    <style:style style:name="表6.B" style:family="table-column">
      <style:table-column-properties style:column-width="0.665cm" style:rel-column-width="5061*"/>
    </style:style>
    <style:style style:name="表6.C" style:family="table-column">
      <style:table-column-properties style:column-width="4.364cm" style:rel-column-width="33242*"/>
    </style:style>
    <style:style style:name="表6.1" style:family="table-row">
      <style:table-row-properties style:min-row-height="0.596cm"/>
    </style:style>
    <style:style style:name="表6.A1" style:family="table-cell">
      <style:table-cell-properties fo:padding="0.097cm" fo:border-left="0.5pt solid #000000" fo:border-right="none" fo:border-top="0.5pt solid #000000" fo:border-bottom="0.5pt solid #000000"/>
    </style:style>
    <style:style style:name="表6.C1" style:family="table-cell">
      <style:table-cell-properties fo:padding="0.097cm" fo:border="0.5pt solid #000000"/>
    </style:style>
    <style:style style:name="表6.A2" style:family="table-cell">
      <style:table-cell-properties fo:padding="0.097cm" fo:border-left="0.5pt solid #000000" fo:border-right="none" fo:border-top="none" fo:border-bottom="0.5pt solid #000000"/>
    </style:style>
    <style:style style:name="表6.C2" style:family="table-cell">
      <style:table-cell-properties fo:padding="0.097cm" fo:border-left="0.5pt solid #000000" fo:border-right="0.5pt solid #000000" fo:border-top="none" fo:border-bottom="0.5pt solid #000000"/>
    </style:style>
    <style:style style:name="表4" style:family="table">
      <style:table-properties style:width="9.61cm" table:align="margins"/>
    </style:style>
    <style:style style:name="表4.A" style:family="table-column">
      <style:table-column-properties style:column-width="3.385cm" style:rel-column-width="23078*"/>
    </style:style>
    <style:style style:name="表4.B" style:family="table-column">
      <style:table-column-properties style:column-width="6.225cm" style:rel-column-width="42457*"/>
    </style:style>
    <style:style style:name="表4.1" style:family="table-row">
      <style:table-row-properties style:min-row-height="0.596cm"/>
    </style:style>
    <style:style style:name="表4.A1" style:family="table-cell">
      <style:table-cell-properties fo:padding="0.097cm" fo:border-left="0.5pt solid #000000" fo:border-right="none" fo:border-top="0.5pt solid #000000" fo:border-bottom="0.5pt solid #000000"/>
    </style:style>
    <style:style style:name="表4.B1" style:family="table-cell">
      <style:table-cell-properties fo:padding="0.097cm" fo:border="0.5pt solid #000000"/>
    </style:style>
    <style:style style:name="表4.A2" style:family="table-cell">
      <style:table-cell-properties fo:padding="0.097cm" fo:border-left="0.5pt solid #000000" fo:border-right="none" fo:border-top="none" fo:border-bottom="0.5pt solid #000000"/>
    </style:style>
    <style:style style:name="表4.B2" style:family="table-cell">
      <style:table-cell-properties fo:padding="0.097cm" fo:border-left="0.5pt solid #000000" fo:border-right="0.5pt solid #000000" fo:border-top="none" fo:border-bottom="0.5pt solid #000000"/>
    </style:style>
    <style:style style:name="表7" style:family="table">
      <style:table-properties style:width="8.602cm" table:align="margins"/>
    </style:style>
    <style:style style:name="表7.A" style:family="table-column">
      <style:table-column-properties style:column-width="1.72cm" style:rel-column-width="13107*"/>
    </style:style>
    <style:style style:name="表7.1" style:family="table-row">
      <style:table-row-properties style:min-row-height="0.596cm"/>
    </style:style>
    <style:style style:name="表7.A1" style:family="table-cell">
      <style:table-cell-properties fo:padding="0.097cm" fo:border-left="0.5pt solid #000000" fo:border-right="none" fo:border-top="0.5pt solid #000000" fo:border-bottom="0.5pt solid #000000"/>
    </style:style>
    <style:style style:name="表7.E1" style:family="table-cell">
      <style:table-cell-properties fo:padding="0.097cm" fo:border="0.5pt solid #000000"/>
    </style:style>
    <style:style style:name="表7.A2" style:family="table-cell">
      <style:table-cell-properties fo:padding="0.097cm" fo:border-left="0.5pt solid #000000" fo:border-right="none" fo:border-top="none" fo:border-bottom="0.5pt solid #000000"/>
    </style:style>
    <style:style style:name="表7.E2" style:family="table-cell">
      <style:table-cell-properties fo:padding="0.097cm" fo:border-left="0.5pt solid #000000" fo:border-right="0.5pt solid #000000" fo:border-top="none" fo:border-bottom="0.5pt solid #000000"/>
    </style:style>
    <style:style style:name="表5" style:family="table">
      <style:table-properties style:width="9.61cm" table:align="margins"/>
    </style:style>
    <style:style style:name="表5.A" style:family="table-column">
      <style:table-column-properties style:column-width="2.053cm" style:rel-column-width="14007*"/>
    </style:style>
    <style:style style:name="表5.B" style:family="table-column">
      <style:table-column-properties style:column-width="2.782cm" style:rel-column-width="18971*"/>
    </style:style>
    <style:style style:name="表5.C" style:family="table-column">
      <style:table-column-properties style:column-width="4.775cm" style:rel-column-width="32557*"/>
    </style:style>
    <style:style style:name="表5.1" style:family="table-row">
      <style:table-row-properties style:min-row-height="0.596cm"/>
    </style:style>
    <style:style style:name="表5.A1" style:family="table-cell">
      <style:table-cell-properties fo:padding="0.097cm" fo:border-left="0.5pt solid #000000" fo:border-right="none" fo:border-top="0.5pt solid #000000" fo:border-bottom="0.5pt solid #000000"/>
    </style:style>
    <style:style style:name="表5.C1" style:family="table-cell">
      <style:table-cell-properties fo:padding="0.097cm" fo:border="0.5pt solid #000000"/>
    </style:style>
    <style:style style:name="表5.A2" style:family="table-cell">
      <style:table-cell-properties fo:padding="0.097cm" fo:border-left="0.5pt solid #000000" fo:border-right="none" fo:border-top="none" fo:border-bottom="0.5pt solid #000000"/>
    </style:style>
    <style:style style:name="表5.C2" style:family="table-cell">
      <style:table-cell-properties fo:padding="0.097cm" fo:border-left="0.5pt solid #000000" fo:border-right="0.5pt solid #000000" fo:border-top="none" fo:border-bottom="0.5pt solid #000000"/>
    </style:style>
    <style:style style:name="表8" style:family="table">
      <style:table-properties style:width="9.61cm" table:align="margins"/>
    </style:style>
    <style:style style:name="表8.A" style:family="table-column">
      <style:table-column-properties style:column-width="1.859cm" style:rel-column-width="12678*"/>
    </style:style>
    <style:style style:name="表8.B" style:family="table-column">
      <style:table-column-properties style:column-width="2.034cm" style:rel-column-width="13869*"/>
    </style:style>
    <style:style style:name="表8.C" style:family="table-column">
      <style:table-column-properties style:column-width="1.002cm" style:rel-column-width="6832*"/>
    </style:style>
    <style:style style:name="表8.D" style:family="table-column">
      <style:table-column-properties style:column-width="4.715cm" style:rel-column-width="32156*"/>
    </style:style>
    <style:style style:name="表8.1" style:family="table-row">
      <style:table-row-properties style:min-row-height="0.596cm"/>
    </style:style>
    <style:style style:name="表8.A1" style:family="table-cell">
      <style:table-cell-properties fo:padding="0.097cm" fo:border-left="0.5pt solid #000000" fo:border-right="none" fo:border-top="0.5pt solid #000000" fo:border-bottom="0.5pt solid #000000"/>
    </style:style>
    <style:style style:name="表8.D1" style:family="table-cell">
      <style:table-cell-properties fo:padding="0.097cm" fo:border="0.5pt solid #000000"/>
    </style:style>
    <style:style style:name="表8.A2" style:family="table-cell">
      <style:table-cell-properties fo:padding="0.097cm" fo:border-left="0.5pt solid #000000" fo:border-right="none" fo:border-top="none" fo:border-bottom="0.5pt solid #000000"/>
    </style:style>
    <style:style style:name="表8.D2" style:family="table-cell">
      <style:table-cell-properties fo:padding="0.097cm" fo:border-left="0.5pt solid #000000" fo:border-right="0.5pt solid #000000" fo:border-top="none" fo:border-bottom="0.5pt solid #000000"/>
    </style:style>
    <style:style style:name="表3" style:family="table">
      <style:table-properties style:width="9.61cm" table:align="margins"/>
    </style:style>
    <style:style style:name="表3.A" style:family="table-column">
      <style:table-column-properties style:column-width="2.563cm" style:rel-column-width="17476*"/>
    </style:style>
    <style:style style:name="表3.B" style:family="table-column">
      <style:table-column-properties style:column-width="2.785cm" style:rel-column-width="18995*"/>
    </style:style>
    <style:style style:name="表3.C" style:family="table-column">
      <style:table-column-properties style:column-width="4.262cm" style:rel-column-width="29064*"/>
    </style:style>
    <style:style style:name="表3.A1" style:family="table-cell">
      <style:table-cell-properties fo:padding="0.097cm" fo:border-left="0.5pt solid #000000" fo:border-right="none" fo:border-top="0.5pt solid #000000" fo:border-bottom="0.5pt solid #000000"/>
    </style:style>
    <style:style style:name="表3.C1" style:family="table-cell">
      <style:table-cell-properties fo:padding="0.097cm" fo:border="0.5pt solid #000000"/>
    </style:style>
    <style:style style:name="表3.A2" style:family="table-cell">
      <style:table-cell-properties fo:padding="0.097cm" fo:border-left="0.5pt solid #000000" fo:border-right="none" fo:border-top="none" fo:border-bottom="0.5pt solid #000000"/>
    </style:style>
    <style:style style:name="表3.C2" style:family="table-cell">
      <style:table-cell-properties fo:padding="0.097cm" fo:border-left="0.5pt solid #000000" fo:border-right="0.5pt solid #000000" fo:border-top="none" fo:border-bottom="0.5pt solid #000000"/>
    </style:style>
    <style:style style:name="表6" style:family="table">
      <style:table-properties style:width="8.602cm" table:align="margins"/>
    </style:style>
    <style:style style:name="表6.A" style:family="table-column">
      <style:table-column-properties style:column-width="3.575cm" style:rel-column-width="27232*"/>
    </style:style>
    <style:style style:name="表6.B" style:family="table-column">
      <style:table-column-properties style:column-width="0.665cm" style:rel-column-width="5061*"/>
    </style:style>
    <style:style style:name="表6.C" style:family="table-column">
      <style:table-column-properties style:column-width="4.364cm" style:rel-column-width="33242*"/>
    </style:style>
    <style:style style:name="表6.1" style:family="table-row">
      <style:table-row-properties style:min-row-height="0.596cm"/>
    </style:style>
    <style:style style:name="表6.A1" style:family="table-cell">
      <style:table-cell-properties fo:padding="0.097cm" fo:border-left="0.5pt solid #000000" fo:border-right="none" fo:border-top="0.5pt solid #000000" fo:border-bottom="0.5pt solid #000000"/>
    </style:style>
    <style:style style:name="表6.C1" style:family="table-cell">
      <style:table-cell-properties fo:padding="0.097cm" fo:border="0.5pt solid #000000"/>
    </style:style>
    <style:style style:name="表6.A2" style:family="table-cell">
      <style:table-cell-properties fo:padding="0.097cm" fo:border-left="0.5pt solid #000000" fo:border-right="none" fo:border-top="none" fo:border-bottom="0.5pt solid #000000"/>
    </style:style>
    <style:style style:name="表6.C2" style:family="table-cell">
      <style:table-cell-properties fo:padding="0.097cm" fo:border-left="0.5pt solid #000000" fo:border-right="0.5pt solid #000000" fo:border-top="none" fo:border-bottom="0.5pt solid #000000"/>
    </style:style>
    <style:style style:name="表4" style:family="table">
      <style:table-properties style:width="9.61cm" table:align="margins"/>
    </style:style>
    <style:style style:name="表4.A" style:family="table-column">
      <style:table-column-properties style:column-width="3.385cm" style:rel-column-width="23078*"/>
    </style:style>
    <style:style style:name="表4.B" style:family="table-column">
      <style:table-column-properties style:column-width="6.225cm" style:rel-column-width="42457*"/>
    </style:style>
    <style:style style:name="表4.1" style:family="table-row">
      <style:table-row-properties style:min-row-height="0.596cm"/>
    </style:style>
    <style:style style:name="表4.A1" style:family="table-cell">
      <style:table-cell-properties fo:padding="0.097cm" fo:border-left="0.5pt solid #000000" fo:border-right="none" fo:border-top="0.5pt solid #000000" fo:border-bottom="0.5pt solid #000000"/>
    </style:style>
    <style:style style:name="表4.B1" style:family="table-cell">
      <style:table-cell-properties fo:padding="0.097cm" fo:border="0.5pt solid #000000"/>
    </style:style>
    <style:style style:name="表4.A2" style:family="table-cell">
      <style:table-cell-properties fo:padding="0.097cm" fo:border-left="0.5pt solid #000000" fo:border-right="none" fo:border-top="none" fo:border-bottom="0.5pt solid #000000"/>
    </style:style>
    <style:style style:name="表4.B2" style:family="table-cell">
      <style:table-cell-properties fo:padding="0.097cm" fo:border-left="0.5pt solid #000000" fo:border-right="0.5pt solid #000000" fo:border-top="none" fo:border-bottom="0.5pt solid #000000"/>
    </style:style>
    <style:style style:name="表7" style:family="table">
      <style:table-properties style:width="8.602cm" table:align="margins"/>
    </style:style>
    <style:style style:name="表7.A" style:family="table-column">
      <style:table-column-properties style:column-width="1.72cm" style:rel-column-width="13107*"/>
    </style:style>
    <style:style style:name="表7.1" style:family="table-row">
      <style:table-row-properties style:min-row-height="0.596cm"/>
    </style:style>
    <style:style style:name="表7.A1" style:family="table-cell">
      <style:table-cell-properties fo:padding="0.097cm" fo:border-left="0.5pt solid #000000" fo:border-right="none" fo:border-top="0.5pt solid #000000" fo:border-bottom="0.5pt solid #000000"/>
    </style:style>
    <style:style style:name="表7.E1" style:family="table-cell">
      <style:table-cell-properties fo:padding="0.097cm" fo:border="0.5pt solid #000000"/>
    </style:style>
    <style:style style:name="表7.A2" style:family="table-cell">
      <style:table-cell-properties fo:padding="0.097cm" fo:border-left="0.5pt solid #000000" fo:border-right="none" fo:border-top="none" fo:border-bottom="0.5pt solid #000000"/>
    </style:style>
    <style:style style:name="表7.E2" style:family="table-cell">
      <style:table-cell-properties fo:padding="0.097cm" fo:border-left="0.5pt solid #000000" fo:border-right="0.5pt solid #000000" fo:border-top="none" fo:border-bottom="0.5pt solid #000000"/>
    </style:style>
    <style:style style:name="表5" style:family="table">
      <style:table-properties style:width="9.61cm" table:align="margins"/>
    </style:style>
    <style:style style:name="表5.A" style:family="table-column">
      <style:table-column-properties style:column-width="2.053cm" style:rel-column-width="14007*"/>
    </style:style>
    <style:style style:name="表5.B" style:family="table-column">
      <style:table-column-properties style:column-width="2.782cm" style:rel-column-width="18971*"/>
    </style:style>
    <style:style style:name="表5.C" style:family="table-column">
      <style:table-column-properties style:column-width="4.775cm" style:rel-column-width="32557*"/>
    </style:style>
    <style:style style:name="表5.1" style:family="table-row">
      <style:table-row-properties style:min-row-height="0.596cm"/>
    </style:style>
    <style:style style:name="表5.A1" style:family="table-cell">
      <style:table-cell-properties fo:padding="0.097cm" fo:border-left="0.5pt solid #000000" fo:border-right="none" fo:border-top="0.5pt solid #000000" fo:border-bottom="0.5pt solid #000000"/>
    </style:style>
    <style:style style:name="表5.C1" style:family="table-cell">
      <style:table-cell-properties fo:padding="0.097cm" fo:border="0.5pt solid #000000"/>
    </style:style>
    <style:style style:name="表5.A2" style:family="table-cell">
      <style:table-cell-properties fo:padding="0.097cm" fo:border-left="0.5pt solid #000000" fo:border-right="none" fo:border-top="none" fo:border-bottom="0.5pt solid #000000"/>
    </style:style>
    <style:style style:name="表5.C2" style:family="table-cell">
      <style:table-cell-properties fo:padding="0.097cm" fo:border-left="0.5pt solid #000000" fo:border-right="0.5pt solid #000000" fo:border-top="none" fo:border-bottom="0.5pt solid #000000"/>
    </style:style>
    <style:style style:name="表8" style:family="table">
      <style:table-properties style:width="9.61cm" table:align="margins"/>
    </style:style>
    <style:style style:name="表8.A" style:family="table-column">
      <style:table-column-properties style:column-width="1.859cm" style:rel-column-width="12678*"/>
    </style:style>
    <style:style style:name="表8.B" style:family="table-column">
      <style:table-column-properties style:column-width="2.034cm" style:rel-column-width="13869*"/>
    </style:style>
    <style:style style:name="表8.C" style:family="table-column">
      <style:table-column-properties style:column-width="1.002cm" style:rel-column-width="6832*"/>
    </style:style>
    <style:style style:name="表8.D" style:family="table-column">
      <style:table-column-properties style:column-width="4.715cm" style:rel-column-width="32156*"/>
    </style:style>
    <style:style style:name="表8.1" style:family="table-row">
      <style:table-row-properties style:min-row-height="0.596cm"/>
    </style:style>
    <style:style style:name="表8.A1" style:family="table-cell">
      <style:table-cell-properties fo:padding="0.097cm" fo:border-left="0.5pt solid #000000" fo:border-right="none" fo:border-top="0.5pt solid #000000" fo:border-bottom="0.5pt solid #000000"/>
    </style:style>
    <style:style style:name="表8.D1" style:family="table-cell">
      <style:table-cell-properties fo:padding="0.097cm" fo:border="0.5pt solid #000000"/>
    </style:style>
    <style:style style:name="表8.A2" style:family="table-cell">
      <style:table-cell-properties fo:padding="0.097cm" fo:border-left="0.5pt solid #000000" fo:border-right="none" fo:border-top="none" fo:border-bottom="0.5pt solid #000000"/>
    </style:style>
    <style:style style:name="表8.D2" style:family="table-cell">
      <style:table-cell-properties fo:padding="0.097cm" fo:border-left="0.5pt solid #000000" fo:border-right="0.5pt solid #000000" fo:border-top="none" fo:border-bottom="0.5pt solid #000000"/>
    </style:style>
    <style:style style:name="表9" style:family="table">
      <style:table-properties style:width="19.001cm" table:align="margins"/>
    </style:style>
    <style:style style:name="表9.A" style:family="table-column">
      <style:table-column-properties style:column-width="7.306cm" style:rel-column-width="25199*"/>
    </style:style>
    <style:style style:name="表9.B" style:family="table-column">
      <style:table-column-properties style:column-width="2.304cm" style:rel-column-width="7948*"/>
    </style:style>
    <style:style style:name="表9.C" style:family="table-column">
      <style:table-column-properties style:column-width="0.788cm" style:rel-column-width="2719*"/>
    </style:style>
    <style:style style:name="表9.D" style:family="table-column">
      <style:table-column-properties style:column-width="8.602cm" style:rel-column-width="29669*"/>
    </style:style>
    <style:style style:name="表9.A1" style:family="table-cell">
      <style:table-cell-properties fo:padding="0cm" fo:border="none" style:writing-mode="page"/>
    </style:style>
    <style:style style:name="表9.2" style:family="table-row">
      <style:table-row-properties style:min-row-height="0.573cm"/>
    </style:style>
    <style:style style:name="表9.3" style:family="table-row">
      <style:table-row-properties style:min-row-height="0.503cm"/>
    </style:style>
    <style:style style:name="表9.4" style:family="table-row">
      <style:table-row-properties style:min-row-height="0.286cm"/>
    </style:style>
    <style:style style:name="表9.5" style:family="table-row">
      <style:table-row-properties style:min-row-height="2.279cm"/>
    </style:style>
    <style:style style:name="表9.6" style:family="table-row">
      <style:table-row-properties style:min-row-height="0.159cm"/>
    </style:style>
    <style:style style:name="表9.8" style:family="table-row">
      <style:table-row-properties style:min-row-height="2.034cm"/>
    </style:style>
    <style:style style:name="表10" style:family="table">
      <style:table-properties style:width="9.61cm" table:align="margins"/>
    </style:style>
    <style:style style:name="表10.A" style:family="table-column">
      <style:table-column-properties style:column-width="2.563cm" style:rel-column-width="17476*"/>
    </style:style>
    <style:style style:name="表10.B" style:family="table-column">
      <style:table-column-properties style:column-width="2.785cm" style:rel-column-width="18995*"/>
    </style:style>
    <style:style style:name="表10.C" style:family="table-column">
      <style:table-column-properties style:column-width="4.262cm" style:rel-column-width="29064*"/>
    </style:style>
    <style:style style:name="表10.A1" style:family="table-cell">
      <style:table-cell-properties fo:padding="0.097cm" fo:border-left="0.5pt solid #000000" fo:border-right="none" fo:border-top="0.5pt solid #000000" fo:border-bottom="0.5pt solid #000000"/>
    </style:style>
    <style:style style:name="表10.C1" style:family="table-cell">
      <style:table-cell-properties fo:padding="0.097cm" fo:border="0.5pt solid #000000"/>
    </style:style>
    <style:style style:name="表10.A2" style:family="table-cell">
      <style:table-cell-properties fo:padding="0.097cm" fo:border-left="0.5pt solid #000000" fo:border-right="none" fo:border-top="none" fo:border-bottom="0.5pt solid #000000"/>
    </style:style>
    <style:style style:name="表10.C2" style:family="table-cell">
      <style:table-cell-properties fo:padding="0.097cm" fo:border-left="0.5pt solid #000000" fo:border-right="0.5pt solid #000000" fo:border-top="none" fo:border-bottom="0.5pt solid #000000"/>
    </style:style>
    <style:style style:name="表11" style:family="table">
      <style:table-properties style:width="8.602cm" table:align="margins"/>
    </style:style>
    <style:style style:name="表11.A" style:family="table-column">
      <style:table-column-properties style:column-width="2.395cm" style:rel-column-width="18248*"/>
    </style:style>
    <style:style style:name="表11.B" style:family="table-column">
      <style:table-column-properties style:column-width="2.604cm" style:rel-column-width="19833*"/>
    </style:style>
    <style:style style:name="表11.C" style:family="table-column">
      <style:table-column-properties style:column-width="3.604cm" style:rel-column-width="27454*"/>
    </style:style>
    <style:style style:name="表11.1" style:family="table-row">
      <style:table-row-properties style:min-row-height="0.596cm"/>
    </style:style>
    <style:style style:name="表11.A1" style:family="table-cell">
      <style:table-cell-properties fo:padding="0.097cm" fo:border-left="0.5pt solid #000000" fo:border-right="none" fo:border-top="0.5pt solid #000000" fo:border-bottom="0.5pt solid #000000"/>
    </style:style>
    <style:style style:name="表11.C1" style:family="table-cell">
      <style:table-cell-properties fo:padding="0.097cm" fo:border="0.5pt solid #000000"/>
    </style:style>
    <style:style style:name="表11.A2" style:family="table-cell">
      <style:table-cell-properties fo:padding="0.097cm" fo:border-left="0.5pt solid #000000" fo:border-right="none" fo:border-top="none" fo:border-bottom="0.5pt solid #000000"/>
    </style:style>
    <style:style style:name="表11.C2" style:family="table-cell">
      <style:table-cell-properties fo:padding="0.097cm" fo:border-left="0.5pt solid #000000" fo:border-right="0.5pt solid #000000" fo:border-top="none" fo:border-bottom="0.5pt solid #000000"/>
    </style:style>
    <style:style style:name="表12" style:family="table">
      <style:table-properties style:width="9.61cm" table:align="margins"/>
    </style:style>
    <style:style style:name="表12.A" style:family="table-column">
      <style:table-column-properties style:column-width="1.947cm" style:rel-column-width="13280*"/>
    </style:style>
    <style:style style:name="表12.B" style:family="table-column">
      <style:table-column-properties style:column-width="1.256cm" style:rel-column-width="8564*"/>
    </style:style>
    <style:style style:name="表12.C" style:family="table-column">
      <style:table-column-properties style:column-width="6.406cm" style:rel-column-width="43691*"/>
    </style:style>
    <style:style style:name="表12.1" style:family="table-row">
      <style:table-row-properties style:min-row-height="0.596cm"/>
    </style:style>
    <style:style style:name="表12.A1" style:family="table-cell">
      <style:table-cell-properties fo:padding="0.097cm" fo:border-left="0.5pt solid #000000" fo:border-right="none" fo:border-top="0.5pt solid #000000" fo:border-bottom="0.5pt solid #000000"/>
    </style:style>
    <style:style style:name="表12.C1" style:family="table-cell">
      <style:table-cell-properties fo:padding="0.097cm" fo:border="0.5pt solid #000000"/>
    </style:style>
    <style:style style:name="表12.A2" style:family="table-cell">
      <style:table-cell-properties fo:padding="0.097cm" fo:border-left="0.5pt solid #000000" fo:border-right="none" fo:border-top="none" fo:border-bottom="0.5pt solid #000000"/>
    </style:style>
    <style:style style:name="表12.C2" style:family="table-cell">
      <style:table-cell-properties fo:padding="0.097cm" fo:border-left="0.5pt solid #000000" fo:border-right="0.5pt solid #000000" fo:border-top="none" fo:border-bottom="0.5pt solid #000000"/>
    </style:style>
    <style:style style:name="表13" style:family="table">
      <style:table-properties style:width="8.602cm" table:align="margins"/>
    </style:style>
    <style:style style:name="表13.A" style:family="table-column">
      <style:table-column-properties style:column-width="1.72cm" style:rel-column-width="13101*"/>
    </style:style>
    <style:style style:name="表13.C" style:family="table-column">
      <style:table-column-properties style:column-width="1.722cm" style:rel-column-width="13115*"/>
    </style:style>
    <style:style style:name="表13.D" style:family="table-column">
      <style:table-column-properties style:column-width="2.039cm" style:rel-column-width="15533*"/>
    </style:style>
    <style:style style:name="表13.E" style:family="table-column">
      <style:table-column-properties style:column-width="1.402cm" style:rel-column-width="10685*"/>
    </style:style>
    <style:style style:name="表13.1" style:family="table-row">
      <style:table-row-properties style:min-row-height="0.596cm"/>
    </style:style>
    <style:style style:name="表13.A1" style:family="table-cell">
      <style:table-cell-properties fo:padding="0.097cm" fo:border-left="0.5pt solid #000000" fo:border-right="none" fo:border-top="0.5pt solid #000000" fo:border-bottom="0.5pt solid #000000"/>
    </style:style>
    <style:style style:name="表13.E1" style:family="table-cell">
      <style:table-cell-properties fo:padding="0.097cm" fo:border="0.5pt solid #000000"/>
    </style:style>
    <style:style style:name="表13.A2" style:family="table-cell">
      <style:table-cell-properties fo:padding="0.097cm" fo:border-left="0.5pt solid #000000" fo:border-right="none" fo:border-top="none" fo:border-bottom="0.5pt solid #000000"/>
    </style:style>
    <style:style style:name="表13.E2" style:family="table-cell">
      <style:table-cell-properties fo:padding="0.097cm" fo:border-left="0.5pt solid #000000" fo:border-right="0.5pt solid #000000" fo:border-top="none" fo:border-bottom="0.5pt solid #000000"/>
    </style:style>
    <style:style style:name="表14" style:family="table">
      <style:table-properties style:width="9.61cm" table:align="margins"/>
    </style:style>
    <style:style style:name="表14.A" style:family="table-column">
      <style:table-column-properties style:column-width="2.053cm" style:rel-column-width="14007*"/>
    </style:style>
    <style:style style:name="表14.B" style:family="table-column">
      <style:table-column-properties style:column-width="2.782cm" style:rel-column-width="18971*"/>
    </style:style>
    <style:style style:name="表14.C" style:family="table-column">
      <style:table-column-properties style:column-width="4.775cm" style:rel-column-width="32557*"/>
    </style:style>
    <style:style style:name="表14.1" style:family="table-row">
      <style:table-row-properties style:min-row-height="0.596cm"/>
    </style:style>
    <style:style style:name="表14.A1" style:family="table-cell">
      <style:table-cell-properties fo:padding="0.097cm" fo:border-left="0.5pt solid #000000" fo:border-right="none" fo:border-top="0.5pt solid #000000" fo:border-bottom="0.5pt solid #000000"/>
    </style:style>
    <style:style style:name="表14.C1" style:family="table-cell">
      <style:table-cell-properties fo:padding="0.097cm" fo:border="0.5pt solid #000000"/>
    </style:style>
    <style:style style:name="表14.A2" style:family="table-cell">
      <style:table-cell-properties fo:padding="0.097cm" fo:border-left="0.5pt solid #000000" fo:border-right="none" fo:border-top="none" fo:border-bottom="0.5pt solid #000000"/>
    </style:style>
    <style:style style:name="表14.C2" style:family="table-cell">
      <style:table-cell-properties fo:padding="0.097cm" fo:border-left="0.5pt solid #000000" fo:border-right="0.5pt solid #000000" fo:border-top="none" fo:border-bottom="0.5pt solid #000000"/>
    </style:style>
    <style:style style:name="表15" style:family="table">
      <style:table-properties style:width="9.61cm" table:align="margins"/>
    </style:style>
    <style:style style:name="表15.A" style:family="table-column">
      <style:table-column-properties style:column-width="1.859cm" style:rel-column-width="12678*"/>
    </style:style>
    <style:style style:name="表15.B" style:family="table-column">
      <style:table-column-properties style:column-width="2.034cm" style:rel-column-width="13869*"/>
    </style:style>
    <style:style style:name="表15.C" style:family="table-column">
      <style:table-column-properties style:column-width="1.002cm" style:rel-column-width="6832*"/>
    </style:style>
    <style:style style:name="表15.D" style:family="table-column">
      <style:table-column-properties style:column-width="4.715cm" style:rel-column-width="32156*"/>
    </style:style>
    <style:style style:name="表15.1" style:family="table-row">
      <style:table-row-properties style:min-row-height="0.596cm"/>
    </style:style>
    <style:style style:name="表15.A1" style:family="table-cell">
      <style:table-cell-properties fo:padding="0.097cm" fo:border-left="0.5pt solid #000000" fo:border-right="none" fo:border-top="0.5pt solid #000000" fo:border-bottom="0.5pt solid #000000"/>
    </style:style>
    <style:style style:name="表15.D1" style:family="table-cell">
      <style:table-cell-properties fo:padding="0.097cm" fo:border="0.5pt solid #000000"/>
    </style:style>
    <style:style style:name="表15.A2" style:family="table-cell">
      <style:table-cell-properties fo:padding="0.097cm" fo:border-left="0.5pt solid #000000" fo:border-right="none" fo:border-top="none" fo:border-bottom="0.5pt solid #000000"/>
    </style:style>
    <style:style style:name="表15.D2" style:family="table-cell">
      <style:table-cell-properties fo:padding="0.097cm" fo:border-left="0.5pt solid #000000" fo:border-right="0.5pt solid #000000" fo:border-top="none" fo:border-bottom="0.5pt solid #000000"/>
    </style:style>
    <style:style style:name="表10" style:family="table">
      <style:table-properties style:width="9.61cm" table:align="margins"/>
    </style:style>
    <style:style style:name="表10.A" style:family="table-column">
      <style:table-column-properties style:column-width="2.563cm" style:rel-column-width="17476*"/>
    </style:style>
    <style:style style:name="表10.B" style:family="table-column">
      <style:table-column-properties style:column-width="2.785cm" style:rel-column-width="18995*"/>
    </style:style>
    <style:style style:name="表10.C" style:family="table-column">
      <style:table-column-properties style:column-width="4.262cm" style:rel-column-width="29064*"/>
    </style:style>
    <style:style style:name="表10.A1" style:family="table-cell">
      <style:table-cell-properties fo:padding="0.097cm" fo:border-left="0.5pt solid #000000" fo:border-right="none" fo:border-top="0.5pt solid #000000" fo:border-bottom="0.5pt solid #000000"/>
    </style:style>
    <style:style style:name="表10.C1" style:family="table-cell">
      <style:table-cell-properties fo:padding="0.097cm" fo:border="0.5pt solid #000000"/>
    </style:style>
    <style:style style:name="表10.A2" style:family="table-cell">
      <style:table-cell-properties fo:padding="0.097cm" fo:border-left="0.5pt solid #000000" fo:border-right="none" fo:border-top="none" fo:border-bottom="0.5pt solid #000000"/>
    </style:style>
    <style:style style:name="表10.C2" style:family="table-cell">
      <style:table-cell-properties fo:padding="0.097cm" fo:border-left="0.5pt solid #000000" fo:border-right="0.5pt solid #000000" fo:border-top="none" fo:border-bottom="0.5pt solid #000000"/>
    </style:style>
    <style:style style:name="表11" style:family="table">
      <style:table-properties style:width="8.602cm" table:align="margins"/>
    </style:style>
    <style:style style:name="表11.A" style:family="table-column">
      <style:table-column-properties style:column-width="2.395cm" style:rel-column-width="18248*"/>
    </style:style>
    <style:style style:name="表11.B" style:family="table-column">
      <style:table-column-properties style:column-width="2.604cm" style:rel-column-width="19833*"/>
    </style:style>
    <style:style style:name="表11.C" style:family="table-column">
      <style:table-column-properties style:column-width="3.604cm" style:rel-column-width="27454*"/>
    </style:style>
    <style:style style:name="表11.1" style:family="table-row">
      <style:table-row-properties style:min-row-height="0.596cm"/>
    </style:style>
    <style:style style:name="表11.A1" style:family="table-cell">
      <style:table-cell-properties fo:padding="0.097cm" fo:border-left="0.5pt solid #000000" fo:border-right="none" fo:border-top="0.5pt solid #000000" fo:border-bottom="0.5pt solid #000000"/>
    </style:style>
    <style:style style:name="表11.C1" style:family="table-cell">
      <style:table-cell-properties fo:padding="0.097cm" fo:border="0.5pt solid #000000"/>
    </style:style>
    <style:style style:name="表11.A2" style:family="table-cell">
      <style:table-cell-properties fo:padding="0.097cm" fo:border-left="0.5pt solid #000000" fo:border-right="none" fo:border-top="none" fo:border-bottom="0.5pt solid #000000"/>
    </style:style>
    <style:style style:name="表11.C2" style:family="table-cell">
      <style:table-cell-properties fo:padding="0.097cm" fo:border-left="0.5pt solid #000000" fo:border-right="0.5pt solid #000000" fo:border-top="none" fo:border-bottom="0.5pt solid #000000"/>
    </style:style>
    <style:style style:name="表12" style:family="table">
      <style:table-properties style:width="9.61cm" table:align="margins"/>
    </style:style>
    <style:style style:name="表12.A" style:family="table-column">
      <style:table-column-properties style:column-width="1.947cm" style:rel-column-width="13280*"/>
    </style:style>
    <style:style style:name="表12.B" style:family="table-column">
      <style:table-column-properties style:column-width="1.256cm" style:rel-column-width="8564*"/>
    </style:style>
    <style:style style:name="表12.C" style:family="table-column">
      <style:table-column-properties style:column-width="6.406cm" style:rel-column-width="43691*"/>
    </style:style>
    <style:style style:name="表12.1" style:family="table-row">
      <style:table-row-properties style:min-row-height="0.596cm"/>
    </style:style>
    <style:style style:name="表12.A1" style:family="table-cell">
      <style:table-cell-properties fo:padding="0.097cm" fo:border-left="0.5pt solid #000000" fo:border-right="none" fo:border-top="0.5pt solid #000000" fo:border-bottom="0.5pt solid #000000"/>
    </style:style>
    <style:style style:name="表12.C1" style:family="table-cell">
      <style:table-cell-properties fo:padding="0.097cm" fo:border="0.5pt solid #000000"/>
    </style:style>
    <style:style style:name="表12.A2" style:family="table-cell">
      <style:table-cell-properties fo:padding="0.097cm" fo:border-left="0.5pt solid #000000" fo:border-right="none" fo:border-top="none" fo:border-bottom="0.5pt solid #000000"/>
    </style:style>
    <style:style style:name="表12.C2" style:family="table-cell">
      <style:table-cell-properties fo:padding="0.097cm" fo:border-left="0.5pt solid #000000" fo:border-right="0.5pt solid #000000" fo:border-top="none" fo:border-bottom="0.5pt solid #000000"/>
    </style:style>
    <style:style style:name="表13" style:family="table">
      <style:table-properties style:width="8.602cm" table:align="margins"/>
    </style:style>
    <style:style style:name="表13.A" style:family="table-column">
      <style:table-column-properties style:column-width="1.72cm" style:rel-column-width="13101*"/>
    </style:style>
    <style:style style:name="表13.C" style:family="table-column">
      <style:table-column-properties style:column-width="1.722cm" style:rel-column-width="13115*"/>
    </style:style>
    <style:style style:name="表13.D" style:family="table-column">
      <style:table-column-properties style:column-width="2.039cm" style:rel-column-width="15533*"/>
    </style:style>
    <style:style style:name="表13.E" style:family="table-column">
      <style:table-column-properties style:column-width="1.402cm" style:rel-column-width="10685*"/>
    </style:style>
    <style:style style:name="表13.1" style:family="table-row">
      <style:table-row-properties style:min-row-height="0.596cm"/>
    </style:style>
    <style:style style:name="表13.A1" style:family="table-cell">
      <style:table-cell-properties fo:padding="0.097cm" fo:border-left="0.5pt solid #000000" fo:border-right="none" fo:border-top="0.5pt solid #000000" fo:border-bottom="0.5pt solid #000000"/>
    </style:style>
    <style:style style:name="表13.E1" style:family="table-cell">
      <style:table-cell-properties fo:padding="0.097cm" fo:border="0.5pt solid #000000"/>
    </style:style>
    <style:style style:name="表13.A2" style:family="table-cell">
      <style:table-cell-properties fo:padding="0.097cm" fo:border-left="0.5pt solid #000000" fo:border-right="none" fo:border-top="none" fo:border-bottom="0.5pt solid #000000"/>
    </style:style>
    <style:style style:name="表13.E2" style:family="table-cell">
      <style:table-cell-properties fo:padding="0.097cm" fo:border-left="0.5pt solid #000000" fo:border-right="0.5pt solid #000000" fo:border-top="none" fo:border-bottom="0.5pt solid #000000"/>
    </style:style>
    <style:style style:name="表14" style:family="table">
      <style:table-properties style:width="9.61cm" table:align="margins"/>
    </style:style>
    <style:style style:name="表14.A" style:family="table-column">
      <style:table-column-properties style:column-width="2.053cm" style:rel-column-width="14007*"/>
    </style:style>
    <style:style style:name="表14.B" style:family="table-column">
      <style:table-column-properties style:column-width="2.782cm" style:rel-column-width="18971*"/>
    </style:style>
    <style:style style:name="表14.C" style:family="table-column">
      <style:table-column-properties style:column-width="4.775cm" style:rel-column-width="32557*"/>
    </style:style>
    <style:style style:name="表14.1" style:family="table-row">
      <style:table-row-properties style:min-row-height="0.596cm"/>
    </style:style>
    <style:style style:name="表14.A1" style:family="table-cell">
      <style:table-cell-properties fo:padding="0.097cm" fo:border-left="0.5pt solid #000000" fo:border-right="none" fo:border-top="0.5pt solid #000000" fo:border-bottom="0.5pt solid #000000"/>
    </style:style>
    <style:style style:name="表14.C1" style:family="table-cell">
      <style:table-cell-properties fo:padding="0.097cm" fo:border="0.5pt solid #000000"/>
    </style:style>
    <style:style style:name="表14.A2" style:family="table-cell">
      <style:table-cell-properties fo:padding="0.097cm" fo:border-left="0.5pt solid #000000" fo:border-right="none" fo:border-top="none" fo:border-bottom="0.5pt solid #000000"/>
    </style:style>
    <style:style style:name="表14.C2" style:family="table-cell">
      <style:table-cell-properties fo:padding="0.097cm" fo:border-left="0.5pt solid #000000" fo:border-right="0.5pt solid #000000" fo:border-top="none" fo:border-bottom="0.5pt solid #000000"/>
    </style:style>
    <style:style style:name="表15" style:family="table">
      <style:table-properties style:width="9.61cm" table:align="margins"/>
    </style:style>
    <style:style style:name="表15.A" style:family="table-column">
      <style:table-column-properties style:column-width="1.859cm" style:rel-column-width="12678*"/>
    </style:style>
    <style:style style:name="表15.B" style:family="table-column">
      <style:table-column-properties style:column-width="2.034cm" style:rel-column-width="13869*"/>
    </style:style>
    <style:style style:name="表15.C" style:family="table-column">
      <style:table-column-properties style:column-width="1.002cm" style:rel-column-width="6832*"/>
    </style:style>
    <style:style style:name="表15.D" style:family="table-column">
      <style:table-column-properties style:column-width="4.715cm" style:rel-column-width="32156*"/>
    </style:style>
    <style:style style:name="表15.1" style:family="table-row">
      <style:table-row-properties style:min-row-height="0.596cm"/>
    </style:style>
    <style:style style:name="表15.A1" style:family="table-cell">
      <style:table-cell-properties fo:padding="0.097cm" fo:border-left="0.5pt solid #000000" fo:border-right="none" fo:border-top="0.5pt solid #000000" fo:border-bottom="0.5pt solid #000000"/>
    </style:style>
    <style:style style:name="表15.D1" style:family="table-cell">
      <style:table-cell-properties fo:padding="0.097cm" fo:border="0.5pt solid #000000"/>
    </style:style>
    <style:style style:name="表15.A2" style:family="table-cell">
      <style:table-cell-properties fo:padding="0.097cm" fo:border-left="0.5pt solid #000000" fo:border-right="none" fo:border-top="none" fo:border-bottom="0.5pt solid #000000"/>
    </style:style>
    <style:style style:name="表1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7d07b"/>
    </style:style>
    <style:style style:name="P2" style:family="paragraph" style:parent-style-name="Table_20_Contents">
      <style:text-properties officeooo:paragraph-rsid="0007d07b"/>
    </style:style>
    <style:style style:name="P3" style:family="paragraph" style:parent-style-name="Standard">
      <style:text-properties fo:font-size="8pt" fo:font-weight="bold" officeooo:paragraph-rsid="0007d07b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8pt" fo:font-weight="bold" officeooo:paragraph-rsid="0007d07b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font-size="8pt" fo:font-weight="bold" officeooo:rsid="0007d07b" officeooo:paragraph-rsid="0007d07b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style:font-name-asian="linzklar_rounde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8pt" fo:font-weight="bold" officeooo:paragraph-rsid="0007d07b" style:font-name-asian="linzklar_rounded" style:font-size-asian="8pt" style:font-weight-asian="bold" style:font-size-complex="8pt" style:font-weight-complex="bold"/>
    </style:style>
    <style:style style:name="P9" style:family="paragraph" style:parent-style-name="Standard">
      <style:text-properties fo:font-size="8pt" officeooo:paragraph-rsid="0007d07b" style:font-size-asian="8pt" style:font-size-complex="8pt"/>
    </style:style>
    <style:style style:name="P10" style:family="paragraph" style:parent-style-name="Table_20_Contents">
      <style:text-properties fo:font-size="8pt" officeooo:paragraph-rsid="0007d07b" style:font-size-asian="8pt" style:font-size-complex="8pt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text-properties fo:font-size="8pt" officeooo:rsid="0007d07b" officeooo:paragraph-rsid="0007d07b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07d07b" officeooo:paragraph-rsid="0007d07b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size="8pt" officeooo:paragraph-rsid="0007d07b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Standard">
      <style:text-properties fo:font-size="8pt" fo:font-weight="normal" officeooo:paragraph-rsid="0007d07b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fo:font-size="8pt" fo:font-weight="normal" officeooo:paragraph-rsid="0007d07b" style:font-size-asian="8pt" style:font-weight-asian="normal" style:font-size-complex="8pt" style:font-weight-complex="normal"/>
    </style:style>
    <style:style style:name="P18" style:family="paragraph" style:parent-style-name="Standard">
      <style:text-properties fo:font-size="8pt" fo:font-weight="normal" officeooo:rsid="0007d07b" officeooo:paragraph-rsid="0007d07b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fo:font-size="8pt" fo:font-weight="normal" officeooo:rsid="0007d07b" officeooo:paragraph-rsid="0007d07b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fo:font-size="8pt" officeooo:paragraph-rsid="0007d07b" style:font-name-asian="linzklar_rounded" style:font-size-asian="8pt" style:font-size-complex="8pt"/>
    </style:style>
    <style:style style:name="P21" style:family="paragraph" style:parent-style-name="Standard">
      <style:text-properties fo:font-size="10pt" fo:font-weight="bold" style:font-name-asian="M+ 1p" style:font-size-asian="10pt" style:font-weight-asian="bold" style:font-size-complex="10pt" style:font-weight-complex="bold"/>
    </style:style>
    <style:style style:name="P22" style:family="paragraph" style:parent-style-name="Standard">
      <style:text-properties fo:font-size="10pt" fo:font-weight="bold" officeooo:paragraph-rsid="0007d07b" style:font-name-asian="M+ 1p" style:font-size-asian="10pt" style:font-weight-asian="bold" style:font-size-complex="10pt" style:font-weight-complex="bold"/>
    </style:style>
    <style:style style:name="P23" style:family="paragraph" style:parent-style-name="Standard">
      <style:text-properties fo:font-size="6.84999990463257pt" style:font-size-asian="6pt" style:font-size-complex="6.84999990463257pt"/>
    </style:style>
    <style:style style:name="P24" style:family="paragraph" style:parent-style-name="Table_20_Contents">
      <style:text-properties fo:font-size="12pt" fo:font-weight="bold" style:font-name-asian="linzklar_rounded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fo:font-size="12pt" fo:font-weight="bold" officeooo:paragraph-rsid="0007d07b" style:font-name-asian="linzklar_rounded" style:font-size-asian="12pt" style:font-weight-asian="bold" style:font-size-complex="12pt" style:font-weight-complex="bold"/>
    </style:style>
    <style:style style:name="P26" style:family="paragraph" style:parent-style-name="Table_20_Contents">
      <loext:graphic-properties draw:fill="none"/>
      <style:paragraph-properties fo:margin-left="0.4cm" fo:margin-right="0cm" fo:orphans="0" fo:widows="0" fo:text-indent="0cm" style:auto-text-indent="false" fo:background-color="transparent" text:number-lines="false" text:line-number="0"/>
      <style:text-properties fo:font-size="7pt" officeooo:paragraph-rsid="0007d07b"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style:font-name="xedixel" fo:font-size="8pt" fo:font-weight="bold" officeooo:rsid="0007d07b" officeooo:paragraph-rsid="0007d07b" style:font-name-asian="linzklar_rounde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xedixel" fo:font-size="8pt" fo:font-weight="normal" officeooo:rsid="0007d07b" officeooo:paragraph-rsid="0007d07b" style:font-name-asian="linzklar_rounded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style:font-name="xedixel" fo:font-size="12pt" fo:font-weight="bold" officeooo:rsid="0007d07b" officeooo:paragraph-rsid="0007d07b" style:font-name-asian="linzklar_rounde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源ノ明朝" fo:font-size="8pt" fo:font-weight="normal" officeooo:rsid="0007d07b" officeooo:paragraph-rsid="0007d07b" style:font-name-asian="源ノ明朝" style:font-size-asian="8pt" style:font-weight-asian="normal" style:font-size-complex="8pt" style:font-weight-complex="normal"/>
    </style:style>
    <style:style style:name="P31" style:family="paragraph" style:parent-style-name="Text_20_body">
      <style:text-properties fo:font-size="9pt" officeooo:paragraph-rsid="0007d07b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xedixel" fo:font-size="8pt" fo:font-weight="normal" officeooo:rsid="0007d07b" officeooo:paragraph-rsid="0007d07b" style:font-name-asian="linzklar_rounded" style:font-size-asian="8pt" style:font-weight-asian="normal" style:font-size-complex="8pt" style:font-weight-complex="normal"/>
    </style:style>
    <style:style style:name="T1" style:family="text">
      <style:text-properties officeooo:rsid="0007d07b"/>
    </style:style>
    <style:style style:name="T2" style:family="text">
      <style:text-properties fo:font-weight="bold" style:font-name-asian="linzklar_rounded" style:font-weight-asian="bold" style:font-weight-complex="bold"/>
    </style:style>
    <style:style style:name="T3" style:family="text">
      <style:text-properties style:font-name="xedixel"/>
    </style:style>
    <style:style style:name="T4" style:family="text">
      <style:text-properties style:font-name="xedixel" fo:font-weight="normal" officeooo:rsid="0007d07b" style:font-name-asian="linzklar_rounded" style:font-weight-asian="normal" style:font-weight-complex="normal"/>
    </style:style>
    <style:style style:name="T5" style:family="text">
      <style:text-properties style:font-name="xedixel" officeooo:rsid="0007d07b"/>
    </style:style>
    <style:style style:name="T6" style:family="text">
      <style:text-properties style:font-name="xedixel" fo:font-size="7pt" style:font-size-asian="7pt" style:font-size-complex="7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officeooo:rsid="0007d07b" style:font-size-asian="7pt" style:font-size-complex="7pt"/>
    </style:style>
    <style:style style:name="T9" style:family="text">
      <style:text-properties fo:font-size="7pt" style:font-name-asian="源ノ明朝" style:font-size-asian="7pt" style:font-size-complex="7pt"/>
    </style:style>
    <style:style style:name="T10" style:family="text">
      <style:text-properties fo:font-size="7pt" fo:font-weight="bold" style:font-size-asian="7pt" style:font-weight-asian="bold" style:font-size-complex="7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1">G14</text:span>日本机戦連盟（<text:span text:style-name="T1">@cet2kaik）　　　　　　　　　　　　　　　　　　　　　　　　　　　　　　　</text:span><text:span text:style-name="T8">（#アイル爆速語学 で感想をツイート！）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21"/>
          </table:table-cell>
          <table:table-cell table:style-name="表1.A1" table:number-columns-spanned="3" office:value-type="string">
            <text:p text:style-name="P21">爆速 パイグ語</text:p>
          </table:table-cell>
          <table:covered-table-cell/>
          <table:covered-table-cell/>
        </table:table-row>
        <table:table-row table:style-name="表1.2">
          <table:table-cell table:style-name="表1.A1" table:number-rows-spanned="3" table:number-columns-spanned="2" office:value-type="string">
            <text:p text:style-name="P5">代名詞</text:p>
            <table:table table:name="表3" table:style-name="表3">
              <table:table-column table:style-name="表3.A"/>
              <table:table-column table:style-name="表3.B"/>
              <table:table-column table:style-name="表3.C"/>
              <table:table-row>
                <table:table-cell table:style-name="表3.A1" office:value-type="string">
                  <text:p text:style-name="P7">我</text:p>
                </table:table-cell>
                <table:table-cell table:style-name="表3.A1" office:value-type="string">
                  <text:p text:style-name="P11">パーイ⤴</text:p>
                </table:table-cell>
                <table:table-cell table:style-name="表3.C1" office:value-type="string">
                  <text:p text:style-name="P11">私</text:p>
                </table:table-cell>
              </table:table-row>
              <table:table-row>
                <table:table-cell table:style-name="表3.A2" office:value-type="string">
                  <text:p text:style-name="P7">汝</text:p>
                </table:table-cell>
                <table:table-cell table:style-name="表3.A2" office:value-type="string">
                  <text:p text:style-name="P11">ムワー⤴</text:p>
                </table:table-cell>
                <table:table-cell table:style-name="表3.C2" office:value-type="string">
                  <text:p text:style-name="P11">あなた</text:p>
                </table:table-cell>
              </table:table-row>
              <table:table-row>
                <table:table-cell table:style-name="表3.A2" office:value-type="string">
                  <text:p text:style-name="P7">此</text:p>
                </table:table-cell>
                <table:table-cell table:style-name="表3.A2" office:value-type="string">
                  <text:p text:style-name="P11">カー→</text:p>
                </table:table-cell>
                <table:table-cell table:style-name="表3.C2" office:value-type="string">
                  <text:p text:style-name="P11">これ</text:p>
                </table:table-cell>
              </table:table-row>
              <table:table-row>
                <table:table-cell table:style-name="表3.A2" office:value-type="string">
                  <text:p text:style-name="P7">彼</text:p>
                </table:table-cell>
                <table:table-cell table:style-name="表3.A2" office:value-type="string">
                  <text:p text:style-name="P11">チャーㇷ゚→</text:p>
                </table:table-cell>
                <table:table-cell table:style-name="表3.C2" office:value-type="string">
                  <text:p text:style-name="P11">あれ、彼、彼女</text:p>
                </table:table-cell>
              </table:table-row>
              <table:table-row>
                <table:table-cell table:style-name="表3.A2" office:value-type="string">
                  <text:p text:style-name="P7">其</text:p>
                </table:table-cell>
                <table:table-cell table:style-name="表3.A2" office:value-type="string">
                  <text:p text:style-name="P12">チェゥー→</text:p>
                </table:table-cell>
                <table:table-cell table:style-name="表3.C2" office:value-type="string">
                  <text:p text:style-name="P12">それ（文脈指示）</text:p>
                </table:table-cell>
              </table:table-row>
            </table:table>
            <text:p text:style-name="P11">「<text:span text:style-name="T2">等</text:span>（ゲゥ）」を後ろに付けて複数を表せる。</text:p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office:value-type="string">
            <text:p text:style-name="P5">～の～、～な～</text:p>
            <table:table table:name="表6" table:style-name="表6">
              <table:table-column table:style-name="表6.A"/>
              <table:table-column table:style-name="表6.B"/>
              <table:table-column table:style-name="表6.C"/>
              <table:table-row table:style-name="表6.1">
                <table:table-cell table:style-name="表6.A1" office:value-type="string">
                  <text:p text:style-name="P8">冠国</text:p>
                </table:table-cell>
                <table:table-cell table:style-name="表6.A1" office:value-type="string">
                  <text:p text:style-name="P8">之</text:p>
                </table:table-cell>
                <table:table-cell table:style-name="表6.C1" office:value-type="string">
                  <text:p text:style-name="P8">遊術</text:p>
                </table:table-cell>
              </table:table-row>
              <table:table-row>
                <table:table-cell table:style-name="表6.A2" office:value-type="string">
                  <text:p text:style-name="P14">アイ⤴ズィーㇷ゚→</text:p>
                </table:table-cell>
                <table:table-cell table:style-name="表6.A2" office:value-type="string">
                  <text:p text:style-name="P13">ア</text:p>
                </table:table-cell>
                <table:table-cell table:style-name="表6.C2" office:value-type="string">
                  <text:p text:style-name="P13">トゥウ⤴ズィーㇳ→</text:p>
                </table:table-cell>
              </table:table-row>
              <table:table-row>
                <table:table-cell table:style-name="表6.A2" office:value-type="string">
                  <text:p text:style-name="P14">アイル共和国</text:p>
                </table:table-cell>
                <table:table-cell table:style-name="表6.A2" office:value-type="string">
                  <text:p text:style-name="P14">の</text:p>
                </table:table-cell>
                <table:table-cell table:style-name="表6.C2" office:value-type="string">
                  <text:p text:style-name="P14">ゲーム</text:p>
                </table:table-cell>
              </table:table-row>
              <table:table-row>
                <table:table-cell table:style-name="表6.C2" table:number-columns-spanned="3" office:value-type="string">
                  <text:p text:style-name="P14">アイル共和国のゲーム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  <table:table-row table:style-name="表1.2">
          <table:covered-table-cell table:style-name="表1.A1"/>
          <table:covered-table-cell/>
          <table:table-cell table:style-name="表1.A1" office:value-type="string">
            <text:p text:style-name="P11"/>
          </table:table-cell>
          <table:table-cell table:style-name="表1.A1" table:number-rows-spanned="2" office:value-type="string">
            <text:p text:style-name="P10">「<text:span text:style-name="T2">之</text:span>（ア）」が省略できる場合もある。</text:p>
            <text:p text:style-name="P20">　<text:span text:style-name="T7">　</text:span><text:span text:style-name="T10">我友</text:span><text:span text:style-name="T9">（パーイ⤴ヒー→）：私の友達</text:span></text:p>
          </table:table-cell>
        </table:table-row>
        <table:table-row table:style-name="表1.4">
          <table:covered-table-cell table:style-name="表1.A1"/>
          <table:covered-table-cell/>
          <table:table-cell table:style-name="表1.A1" office:value-type="string">
            <text:p text:style-name="P11"/>
          </table:table-cell>
          <table:covered-table-cell table:style-name="表1.A1"/>
        </table:table-row>
        <table:table-row table:style-name="表1.5">
          <table:table-cell table:style-name="表1.A1" table:number-rows-spanned="2" table:number-columns-spanned="2" office:value-type="string">
            <text:p text:style-name="P6">これは～です</text:p>
            <table:table table:name="表4" table:style-name="表4">
              <table:table-column table:style-name="表4.A"/>
              <table:table-column table:style-name="表4.B"/>
              <table:table-row table:style-name="表4.1">
                <table:table-cell table:style-name="表4.A1" office:value-type="string">
                  <text:p text:style-name="P7">此</text:p>
                </table:table-cell>
                <table:table-cell table:style-name="表4.B1" office:value-type="string">
                  <text:p text:style-name="P7">机戦</text:p>
                </table:table-cell>
              </table:table-row>
              <table:table-row>
                <table:table-cell table:style-name="表4.A2" office:value-type="string">
                  <text:p text:style-name="P15">カー→</text:p>
                </table:table-cell>
                <table:table-cell table:style-name="表4.B2" office:value-type="string">
                  <text:p text:style-name="P15">セゥㇳ⤴ カイㇰ</text:p>
                </table:table-cell>
              </table:table-row>
              <table:table-row>
                <table:table-cell table:style-name="表4.A2" office:value-type="string">
                  <text:p text:style-name="P15">これ</text:p>
                </table:table-cell>
                <table:table-cell table:style-name="表4.B2" office:value-type="string">
                  <text:p text:style-name="P15">机戦</text:p>
                </table:table-cell>
              </table:table-row>
              <table:table-row>
                <table:table-cell table:style-name="表4.B2" table:number-columns-spanned="2" office:value-type="string">
                  <text:p text:style-name="P15">これは机戦です</text:p>
                </table:table-cell>
                <table:covered-table-cell/>
              </table:table-row>
            </table:table>
            <text:p text:style-name="P12"/>
          </table:table-cell>
          <table:covered-table-cell/>
          <table:table-cell table:style-name="表1.A1" table:number-rows-spanned="2" office:value-type="string">
            <text:p text:style-name="P11"/>
          </table:table-cell>
          <table:table-cell table:style-name="表1.A1" office:value-type="string">
            <text:p text:style-name="P5">～して～します。～したら～になります。</text:p>
            <table:table table:name="表7" table:style-name="表7">
              <table:table-column table:style-name="表7.A" table:number-columns-repeated="5"/>
              <table:table-row table:style-name="表7.1">
                <table:table-cell table:style-name="表7.A1" office:value-type="string">
                  <text:p text:style-name="P8">手</text:p>
                </table:table-cell>
                <table:table-cell table:style-name="表7.A1" office:value-type="string">
                  <text:p text:style-name="P8">片</text:p>
                </table:table-cell>
                <table:table-cell table:style-name="表7.A1" office:value-type="string">
                  <text:p text:style-name="P8">而</text:p>
                </table:table-cell>
                <table:table-cell table:style-name="表7.A1" office:value-type="string">
                  <text:p text:style-name="P8">為</text:p>
                </table:table-cell>
                <table:table-cell table:style-name="表7.E1" office:value-type="string">
                  <text:p text:style-name="P8">集</text:p>
                </table:table-cell>
              </table:table-row>
              <table:table-row>
                <table:table-cell table:style-name="表7.A2" office:value-type="string">
                  <text:p text:style-name="P14">ホウㇷ゚→</text:p>
                </table:table-cell>
                <table:table-cell table:style-name="表7.A2" office:value-type="string">
                  <text:p text:style-name="P14">ツォウ→</text:p>
                </table:table-cell>
                <table:table-cell table:style-name="表7.A2" office:value-type="string">
                  <text:p text:style-name="P13">ワ</text:p>
                </table:table-cell>
                <table:table-cell table:style-name="表7.A2" office:value-type="string">
                  <text:p text:style-name="P13">チャウ</text:p>
                </table:table-cell>
                <table:table-cell table:style-name="表7.E2" office:value-type="string">
                  <text:p text:style-name="P13">ダㇳ⤴</text:p>
                </table:table-cell>
              </table:table-row>
              <table:table-row>
                <table:table-cell table:style-name="表7.A2" office:value-type="string">
                  <text:p text:style-name="P14">取る</text:p>
                </table:table-cell>
                <table:table-cell table:style-name="表7.A2" office:value-type="string">
                  <text:p text:style-name="P14">駒</text:p>
                </table:table-cell>
                <table:table-cell table:style-name="表7.A2" office:value-type="string">
                  <text:p text:style-name="P14">そして</text:p>
                </table:table-cell>
                <table:table-cell table:style-name="表7.A2" office:value-type="string">
                  <text:p text:style-name="P14">作る</text:p>
                </table:table-cell>
                <table:table-cell table:style-name="表7.E2" office:value-type="string">
                  <text:p text:style-name="P14">役</text:p>
                </table:table-cell>
              </table:table-row>
              <table:table-row>
                <table:table-cell table:style-name="表7.E2" table:number-columns-spanned="5" office:value-type="string">
                  <text:p text:style-name="P14">駒を取って役を作ります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9"/>
          </table:table-cell>
        </table:table-row>
        <table:table-row table:style-name="表1.6">
          <table:covered-table-cell table:style-name="表1.A1"/>
          <table:covered-table-cell/>
          <table:covered-table-cell table:style-name="表1.A1"/>
          <table:table-cell table:style-name="表1.A1" table:number-rows-spanned="3" office:value-type="string">
            <text:p text:style-name="P10">「<text:span text:style-name="T2">即</text:span>（ヘゥン）」を「<text:span text:style-name="T2">而</text:span>（ワ）」の代わりに使うと仮定や理由など強調した意味になる。</text:p>
          </table:table-cell>
        </table:table-row>
        <table:table-row table:style-name="表1.2">
          <table:table-cell table:style-name="表1.A1" table:number-rows-spanned="3" table:number-columns-spanned="2" office:value-type="string">
            <text:p text:style-name="P6">～は～を～します</text:p>
            <table:table table:name="表5" table:style-name="表5">
              <table:table-column table:style-name="表5.A"/>
              <table:table-column table:style-name="表5.B"/>
              <table:table-column table:style-name="表5.C"/>
              <table:table-row table:style-name="表5.1">
                <table:table-cell table:style-name="表5.A1" office:value-type="string">
                  <text:p text:style-name="P8">我</text:p>
                </table:table-cell>
                <table:table-cell table:style-name="表5.A1" office:value-type="string">
                  <text:p text:style-name="P8">言</text:p>
                </table:table-cell>
                <table:table-cell table:style-name="表5.C1" office:value-type="string">
                  <text:p text:style-name="P8">牌言</text:p>
                </table:table-cell>
              </table:table-row>
              <table:table-row>
                <table:table-cell table:style-name="表5.A2" office:value-type="string">
                  <text:p text:style-name="P14">パーイ⤴</text:p>
                </table:table-cell>
                <table:table-cell table:style-name="表5.A2" office:value-type="string">
                  <text:p text:style-name="P13">チェゥーㇷ゚→</text:p>
                </table:table-cell>
                <table:table-cell table:style-name="表5.C2" office:value-type="string">
                  <text:p text:style-name="P13">ペゥㇰ⤴ チェゥーㇷ゚→</text:p>
                </table:table-cell>
              </table:table-row>
              <table:table-row>
                <table:table-cell table:style-name="表5.A2" office:value-type="string">
                  <text:p text:style-name="P14">私</text:p>
                </table:table-cell>
                <table:table-cell table:style-name="表5.A2" office:value-type="string">
                  <text:p text:style-name="P14">言う/喋る</text:p>
                </table:table-cell>
                <table:table-cell table:style-name="表5.C2" office:value-type="string">
                  <text:p text:style-name="P14">パイグ語</text:p>
                </table:table-cell>
              </table:table-row>
              <table:table-row>
                <table:table-cell table:style-name="表5.C2" table:number-columns-spanned="3" office:value-type="string">
                  <text:p text:style-name="P14">私はパイグ語を喋ります</text:p>
                </table:table-cell>
                <table:covered-table-cell/>
                <table:covered-table-cell/>
              </table:table-row>
            </table:table>
            <text:p text:style-name="P9"/>
          </table:table-cell>
          <table:covered-table-cell/>
          <table:table-cell table:style-name="表1.A1" office:value-type="string">
            <text:p text:style-name="P11"/>
          </table:table-cell>
          <table:covered-table-cell table:style-name="表1.A1"/>
        </table:table-row>
        <table:table-row table:style-name="表1.8">
          <table:covered-table-cell table:style-name="表1.A1"/>
          <table:covered-table-cell/>
          <table:table-cell table:style-name="表1.A1" office:value-type="string">
            <text:p text:style-name="P11"/>
          </table:table-cell>
          <table:covered-table-cell table:style-name="表1.A1"/>
        </table:table-row>
        <table:table-row table:style-name="表1.9">
          <table:covered-table-cell table:style-name="表1.A1"/>
          <table:covered-table-cell/>
          <table:table-cell table:style-name="表1.A1" office:value-type="string">
            <text:p text:style-name="P11"/>
          </table:table-cell>
          <table:table-cell table:style-name="表1.A1" office:value-type="string">
            <text:p text:style-name="P5">色々な助動詞（動詞の前に置く）</text:p>
            <text:p text:style-name="P10">「<text:span text:style-name="T2">無</text:span>（ムーン→）」：～しない</text:p>
            <text:p text:style-name="P10">「<text:span text:style-name="T2">在</text:span>（アイム⤴）」：～している</text:p>
            <text:p text:style-name="P10">「<text:span text:style-name="T2">与</text:span>（トイー⤴）」：～させる</text:p>
          </table:table-cell>
        </table:table-row>
        <table:table-row table:style-name="表1.2">
          <table:table-cell table:style-name="表1.A1" table:number-columns-spanned="2" office:value-type="string">
            <text:p text:style-name="P3">～は～にあります</text:p>
            <table:table table:name="表8" table:style-name="表8">
              <table:table-column table:style-name="表8.A"/>
              <table:table-column table:style-name="表8.B"/>
              <table:table-column table:style-name="表8.C"/>
              <table:table-column table:style-name="表8.D"/>
              <table:table-row table:style-name="表8.1">
                <table:table-cell table:style-name="表8.A1" office:value-type="string">
                  <text:p text:style-name="P8">片</text:p>
                </table:table-cell>
                <table:table-cell table:style-name="表8.A1" office:value-type="string">
                  <text:p text:style-name="P8">在</text:p>
                </table:table-cell>
                <table:table-cell table:style-name="表8.A1" office:value-type="string">
                  <text:p text:style-name="P8">於</text:p>
                </table:table-cell>
                <table:table-cell table:style-name="表8.D1" office:value-type="string">
                  <text:p text:style-name="P8">皇処</text:p>
                </table:table-cell>
              </table:table-row>
              <table:table-row>
                <table:table-cell table:style-name="表8.A2" office:value-type="string">
                  <text:p text:style-name="P14">ツォウ→</text:p>
                </table:table-cell>
                <table:table-cell table:style-name="表8.A2" office:value-type="string">
                  <text:p text:style-name="P13">アイム⤴</text:p>
                </table:table-cell>
                <table:table-cell table:style-name="表8.A2" office:value-type="string">
                  <text:p text:style-name="P13">イェ</text:p>
                </table:table-cell>
                <table:table-cell table:style-name="表8.D2" office:value-type="string">
                  <text:p text:style-name="P13">ターㇺ⤴ ホェ</text:p>
                </table:table-cell>
              </table:table-row>
              <table:table-row>
                <table:table-cell table:style-name="表8.A2" office:value-type="string">
                  <text:p text:style-name="P14">駒</text:p>
                </table:table-cell>
                <table:table-cell table:style-name="表8.A2" office:value-type="string">
                  <text:p text:style-name="P14">ある/いる</text:p>
                </table:table-cell>
                <table:table-cell table:style-name="表8.A2" office:value-type="string">
                  <text:p text:style-name="P14">に</text:p>
                </table:table-cell>
                <table:table-cell table:style-name="表8.D2" office:value-type="string">
                  <text:p text:style-name="P14">タムホェ（机戦の橙マス）</text:p>
                </table:table-cell>
              </table:table-row>
              <table:table-row>
                <table:table-cell table:style-name="表8.D2" table:number-columns-spanned="4" office:value-type="string">
                  <text:p text:style-name="P14">駒がタムホェにあります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table-cell table:style-name="表1.A1" office:value-type="string">
            <text:p text:style-name="P11"/>
          </table:table-cell>
          <table:table-cell table:style-name="表1.A1" office:value-type="string">
            <text:p text:style-name="P5">読んでみよう</text:p>
            <text:p text:style-name="P5"/>
            <text:p text:style-name="P5"/>
            <text:p text:style-name="P24">我 在 於 遊術開銭処 而 在言牌言</text:p>
            <text:p text:style-name="P24"/>
            <text:p text:style-name="P17">「<text:span text:style-name="T2">開銭処</text:span>（ナㇺ⤴ズウ→ホェ）」：青空市場、バザール</text:p>
          </table:table-cell>
        </table:table-row>
      </table:table>
      <text:p text:style-name="P23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row>
          <table:table-cell table:style-name="表9.A1" office:value-type="string">
            <text:p text:style-name="P22"/>
          </table:table-cell>
          <table:table-cell table:style-name="表9.A1" table:number-columns-spanned="3" office:value-type="string">
            <text:p text:style-name="P22">爆速 東島通商語</text:p>
          </table:table-cell>
          <table:covered-table-cell/>
          <table:covered-table-cell/>
        </table:table-row>
        <table:table-row table:style-name="表9.2">
          <table:table-cell table:style-name="表9.A1" table:number-rows-spanned="2" table:number-columns-spanned="2" office:value-type="string">
            <text:p text:style-name="P4">代名詞</text:p>
            <table:table table:name="表10" table:style-name="表10">
              <table:table-column table:style-name="表10.A"/>
              <table:table-column table:style-name="表10.B"/>
              <table:table-column table:style-name="表10.C"/>
              <table:table-row>
                <table:table-cell table:style-name="表10.A1" office:value-type="string">
                  <text:p text:style-name="P28">mi</text:p>
                </table:table-cell>
                <table:table-cell table:style-name="表10.A1" office:value-type="string">
                  <text:p text:style-name="P12">ミ</text:p>
                </table:table-cell>
                <table:table-cell table:style-name="表10.C1" office:value-type="string">
                  <text:p text:style-name="P10">私</text:p>
                </table:table-cell>
              </table:table-row>
              <table:table-row>
                <table:table-cell table:style-name="表10.A2" office:value-type="string">
                  <text:p text:style-name="P28">co</text:p>
                </table:table-cell>
                <table:table-cell table:style-name="表10.A2" office:value-type="string">
                  <text:p text:style-name="P10">ソ</text:p>
                </table:table-cell>
                <table:table-cell table:style-name="表10.C2" office:value-type="string">
                  <text:p text:style-name="P10">あなた</text:p>
                </table:table-cell>
              </table:table-row>
              <table:table-row>
                <table:table-cell table:style-name="表10.A2" office:value-type="string">
                  <text:p text:style-name="P28">ka</text:p>
                </table:table-cell>
                <table:table-cell table:style-name="表10.A2" office:value-type="string">
                  <text:p text:style-name="P10">カ</text:p>
                </table:table-cell>
                <table:table-cell table:style-name="表10.C2" office:value-type="string">
                  <text:p text:style-name="P10">これ</text:p>
                </table:table-cell>
              </table:table-row>
              <table:table-row>
                <table:table-cell table:style-name="表10.A2" office:value-type="string">
                  <text:p text:style-name="P28">ci</text:p>
                </table:table-cell>
                <table:table-cell table:style-name="表10.A2" office:value-type="string">
                  <text:p text:style-name="P10">スィ/シ</text:p>
                </table:table-cell>
                <table:table-cell table:style-name="表10.C2" office:value-type="string">
                  <text:p text:style-name="P10">あれ、彼、彼女、それ</text:p>
                </table:table-cell>
              </table:table-row>
            </table:table>
            <text:p text:style-name="P10">「<text:span text:style-name="T4">cet</text:span>（セㇳ）」を後ろに付けて複数を表せる。</text:p>
          </table:table-cell>
          <table:covered-table-cell/>
          <table:table-cell table:style-name="表9.A1" office:value-type="string">
            <text:p text:style-name="P10"/>
          </table:table-cell>
          <table:table-cell table:style-name="表9.A1" office:value-type="string">
            <text:p text:style-name="P4">～の～、～な～</text:p>
            <table:table table:name="表11" table:style-name="表11">
              <table:table-column table:style-name="表11.A"/>
              <table:table-column table:style-name="表11.B"/>
              <table:table-column table:style-name="表11.C"/>
              <table:table-row table:style-name="表11.1">
                <table:table-cell table:style-name="表11.A1" office:value-type="string">
                  <text:p text:style-name="P28">ail</text:p>
                </table:table-cell>
                <table:table-cell table:style-name="表11.A1" office:value-type="string">
                  <text:p text:style-name="P28">leti</text:p>
                </table:table-cell>
                <table:table-cell table:style-name="表11.C1" office:value-type="string">
                  <text:p text:style-name="P28">belpic</text:p>
                </table:table-cell>
              </table:table-row>
              <table:table-row>
                <table:table-cell table:style-name="表11.A2" office:value-type="string">
                  <text:p text:style-name="P14">アイㇽ</text:p>
                </table:table-cell>
                <table:table-cell table:style-name="表11.A2" office:value-type="string">
                  <text:p text:style-name="P13">レティ</text:p>
                </table:table-cell>
                <table:table-cell table:style-name="表11.C2" office:value-type="string">
                  <text:p text:style-name="P13">ベㇽピㇲ</text:p>
                </table:table-cell>
              </table:table-row>
              <table:table-row>
                <table:table-cell table:style-name="表11.A2" office:value-type="string">
                  <text:p text:style-name="P14">アイル共和国</text:p>
                </table:table-cell>
                <table:table-cell table:style-name="表11.A2" office:value-type="string">
                  <text:p text:style-name="P14">の</text:p>
                </table:table-cell>
                <table:table-cell table:style-name="表11.C2" office:value-type="string">
                  <text:p text:style-name="P14">ゲーム</text:p>
                </table:table-cell>
              </table:table-row>
              <table:table-row>
                <table:table-cell table:style-name="表11.C2" table:number-columns-spanned="3" office:value-type="string">
                  <text:p text:style-name="P14">アイル共和国のゲーム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  <table:table-row table:style-name="表9.3">
          <table:covered-table-cell table:style-name="表9.A1"/>
          <table:covered-table-cell/>
          <table:table-cell table:style-name="表9.A1" office:value-type="string">
            <text:p text:style-name="P10"/>
          </table:table-cell>
          <table:table-cell table:style-name="表9.A1" table:number-rows-spanned="2" office:value-type="string">
            <text:p text:style-name="P30">「<text:span text:style-name="T3">leti</text:span>（レティ）」の前にスペースがない場合（動詞から形容詞にするとき、代名詞の後、<text:span text:style-name="T3">cet</text:span>の後など）もある。固有名詞の後は省略できる。「<text:span text:style-name="T3">ail lata</text:span>（アイㇽ ラタ）」：アイル人</text:p>
          </table:table-cell>
        </table:table-row>
        <table:table-row table:style-name="表9.4">
          <table:table-cell table:style-name="表9.A1" table:number-rows-spanned="2" table:number-columns-spanned="2" office:value-type="string">
            <text:p text:style-name="P6">これは～です</text:p>
            <table:table table:name="表12" table:style-name="表12">
              <table:table-column table:style-name="表12.A"/>
              <table:table-column table:style-name="表12.B"/>
              <table:table-column table:style-name="表12.C"/>
              <table:table-row table:style-name="表12.1">
                <table:table-cell table:style-name="表12.A1" office:value-type="string">
                  <text:p text:style-name="P28">ka</text:p>
                </table:table-cell>
                <table:table-cell table:style-name="表12.A1" office:value-type="string">
                  <text:p text:style-name="P28">e</text:p>
                </table:table-cell>
                <table:table-cell table:style-name="表12.C1" office:value-type="string">
                  <text:p text:style-name="P28">cetkaik</text:p>
                </table:table-cell>
              </table:table-row>
              <table:table-row>
                <table:table-cell table:style-name="表12.A2" office:value-type="string">
                  <text:p text:style-name="P14">カ</text:p>
                </table:table-cell>
                <table:table-cell table:style-name="表12.A2" office:value-type="string">
                  <text:p text:style-name="P14">エ</text:p>
                </table:table-cell>
                <table:table-cell table:style-name="表12.C2" office:value-type="string">
                  <text:p text:style-name="P14">セㇳカイㇰ</text:p>
                </table:table-cell>
              </table:table-row>
              <table:table-row>
                <table:table-cell table:style-name="表12.A2" office:value-type="string">
                  <text:p text:style-name="P14">これ</text:p>
                </table:table-cell>
                <table:table-cell table:style-name="表12.A2" office:value-type="string">
                  <text:p text:style-name="P14">～です</text:p>
                </table:table-cell>
                <table:table-cell table:style-name="表12.C2" office:value-type="string">
                  <text:p text:style-name="P14">机戦</text:p>
                </table:table-cell>
              </table:table-row>
              <table:table-row>
                <table:table-cell table:style-name="表12.C2" table:number-columns-spanned="3" office:value-type="string">
                  <text:p text:style-name="P14">これは机戦です</text:p>
                </table:table-cell>
                <table:covered-table-cell/>
                <table:covered-table-cell/>
              </table:table-row>
            </table:table>
            <text:p text:style-name="P12"/>
          </table:table-cell>
          <table:covered-table-cell/>
          <table:table-cell table:style-name="表9.A1" office:value-type="string">
            <text:p text:style-name="P10"/>
          </table:table-cell>
          <table:covered-table-cell table:style-name="表9.A1"/>
        </table:table-row>
        <table:table-row table:style-name="表9.5">
          <table:covered-table-cell table:style-name="表9.A1"/>
          <table:covered-table-cell/>
          <table:table-cell table:style-name="表9.A1" office:value-type="string">
            <text:p text:style-name="P10"/>
          </table:table-cell>
          <table:table-cell table:style-name="表9.A1" table:number-rows-spanned="3" office:value-type="string">
            <text:p text:style-name="P4">～して～します。～したら～になります。</text:p>
            <table:table table:name="表13" table:style-name="表13">
              <table:table-column table:style-name="表13.A" table:number-columns-repeated="2"/>
              <table:table-column table:style-name="表13.C"/>
              <table:table-column table:style-name="表13.D"/>
              <table:table-column table:style-name="表13.E"/>
              <table:table-row table:style-name="表13.1">
                <table:table-cell table:style-name="表13.A1" office:value-type="string">
                  <text:p text:style-name="P28">letit</text:p>
                </table:table-cell>
                <table:table-cell table:style-name="表13.A1" office:value-type="string">
                  <text:p text:style-name="P28">zo</text:p>
                </table:table-cell>
                <table:table-cell table:style-name="表13.A1" office:value-type="string">
                  <text:p text:style-name="P28">pi</text:p>
                </table:table-cell>
                <table:table-cell table:style-name="表13.A1" office:value-type="string">
                  <text:p text:style-name="P28">lauzait</text:p>
                </table:table-cell>
                <table:table-cell table:style-name="表13.E1" office:value-type="string">
                  <text:p text:style-name="P28">dat</text:p>
                </table:table-cell>
              </table:table-row>
              <table:table-row>
                <table:table-cell table:style-name="表13.A2" office:value-type="string">
                  <text:p text:style-name="P14">レティㇳ</text:p>
                </table:table-cell>
                <table:table-cell table:style-name="表13.A2" office:value-type="string">
                  <text:p text:style-name="P14">ツォ</text:p>
                </table:table-cell>
                <table:table-cell table:style-name="表13.A2" office:value-type="string">
                  <text:p text:style-name="P13">ピ</text:p>
                </table:table-cell>
                <table:table-cell table:style-name="表13.A2" office:value-type="string">
                  <text:p text:style-name="P13">ラウツァイㇳ</text:p>
                </table:table-cell>
                <table:table-cell table:style-name="表13.E2" office:value-type="string">
                  <text:p text:style-name="P13">ダㇳ</text:p>
                </table:table-cell>
              </table:table-row>
              <table:table-row>
                <table:table-cell table:style-name="表13.A2" office:value-type="string">
                  <text:p text:style-name="P14">取る</text:p>
                </table:table-cell>
                <table:table-cell table:style-name="表13.A2" office:value-type="string">
                  <text:p text:style-name="P14">駒</text:p>
                </table:table-cell>
                <table:table-cell table:style-name="表13.A2" office:value-type="string">
                  <text:p text:style-name="P14">そして</text:p>
                </table:table-cell>
                <table:table-cell table:style-name="表13.A2" office:value-type="string">
                  <text:p text:style-name="P14">作る</text:p>
                </table:table-cell>
                <table:table-cell table:style-name="表13.E2" office:value-type="string">
                  <text:p text:style-name="P14">役</text:p>
                </table:table-cell>
              </table:table-row>
              <table:table-row>
                <table:table-cell table:style-name="表13.E2" table:number-columns-spanned="5" office:value-type="string">
                  <text:p text:style-name="P14">駒を取って役を作ります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"/>
          </table:table-cell>
        </table:table-row>
        <table:table-row table:style-name="表9.6">
          <table:table-cell table:style-name="表9.A1" table:number-rows-spanned="3" table:number-columns-spanned="2" office:value-type="string">
            <text:p text:style-name="P6">～は～を～します</text:p>
            <table:table table:name="表14" table:style-name="表14">
              <table:table-column table:style-name="表14.A"/>
              <table:table-column table:style-name="表14.B"/>
              <table:table-column table:style-name="表14.C"/>
              <table:table-row table:style-name="表14.1">
                <table:table-cell table:style-name="表14.A1" office:value-type="string">
                  <text:p text:style-name="P28">mi</text:p>
                </table:table-cell>
                <table:table-cell table:style-name="表14.A1" office:value-type="string">
                  <text:p text:style-name="P28">lukupit</text:p>
                </table:table-cell>
                <table:table-cell table:style-name="表14.C1" office:value-type="string">
                  <text:p text:style-name="P28">paike lukup</text:p>
                </table:table-cell>
              </table:table-row>
              <table:table-row>
                <table:table-cell table:style-name="表14.A2" office:value-type="string">
                  <text:p text:style-name="P14">ミ</text:p>
                </table:table-cell>
                <table:table-cell table:style-name="表14.A2" office:value-type="string">
                  <text:p text:style-name="P13">ルクピㇳ</text:p>
                </table:table-cell>
                <table:table-cell table:style-name="表14.C2" office:value-type="string">
                  <text:p text:style-name="P13">パイケ ルクㇷ゚</text:p>
                </table:table-cell>
              </table:table-row>
              <table:table-row>
                <table:table-cell table:style-name="表14.A2" office:value-type="string">
                  <text:p text:style-name="P14">私</text:p>
                </table:table-cell>
                <table:table-cell table:style-name="表14.A2" office:value-type="string">
                  <text:p text:style-name="P14">言う/喋る</text:p>
                </table:table-cell>
                <table:table-cell table:style-name="表14.C2" office:value-type="string">
                  <text:p text:style-name="P14">パイグ語</text:p>
                </table:table-cell>
              </table:table-row>
              <table:table-row>
                <table:table-cell table:style-name="表14.C2" table:number-columns-spanned="3" office:value-type="string">
                  <text:p text:style-name="P14">私はパイグ語を喋ります</text:p>
                </table:table-cell>
                <table:covered-table-cell/>
                <table:covered-table-cell/>
              </table:table-row>
            </table:table>
            <text:p text:style-name="P9"/>
          </table:table-cell>
          <table:covered-table-cell/>
          <table:table-cell table:style-name="表9.A1" office:value-type="string">
            <text:p text:style-name="P10"/>
          </table:table-cell>
          <table:covered-table-cell table:style-name="表9.A1"/>
        </table:table-row>
        <table:table-row table:style-name="表9.6">
          <table:covered-table-cell table:style-name="表9.A1"/>
          <table:covered-table-cell/>
          <table:table-cell table:style-name="表9.A1" office:value-type="string">
            <text:p text:style-name="P10"/>
          </table:table-cell>
          <table:covered-table-cell table:style-name="表9.A1"/>
        </table:table-row>
        <table:table-row table:style-name="表9.8">
          <table:covered-table-cell table:style-name="表9.A1"/>
          <table:covered-table-cell/>
          <table:table-cell table:style-name="表9.A1" office:value-type="string">
            <text:p text:style-name="P10"/>
          </table:table-cell>
          <table:table-cell table:style-name="表9.A1" table:number-rows-spanned="2" office:value-type="string">
            <text:p text:style-name="P4">色々な助動詞（動詞の前後に置く）</text:p>
            <text:p text:style-name="P10">「<text:span text:style-name="T4">nip</text:span>（ニㇷ゚）」：（動詞の前）～しない</text:p>
            <text:p text:style-name="P10">「<text:span text:style-name="T5">celene（セレネ）</text:span>」：（動詞の前）～したがる</text:p>
            <text:p text:style-name="P10">「<text:span text:style-name="T5">tude（トゥデ）</text:span>」：（動詞の後）離れていくような動作</text:p>
            <text:p text:style-name="P10">「<text:span text:style-name="T5">kije</text:span>（キイェ）」：（動詞の後）近づいてくるような動作</text:p>
            <text:p text:style-name="P10"/>
            <text:p text:style-name="P26">「<text:span text:style-name="T5">lijuit</text:span><text:span text:style-name="T3">（リユイㇳ）</text:span>」：学問する</text:p>
            <text:p text:style-name="P26">「<text:span text:style-name="T5">lijuit tude（リユイㇳ トゥデ）</text:span>」：教える</text:p>
            <text:p text:style-name="P26">「<text:span text:style-name="T5">lijuit kije（リユイㇳ キイェ）</text:span>」：学ぶ</text:p>
          </table:table-cell>
        </table:table-row>
        <table:table-row table:style-name="表9.2">
          <table:table-cell table:style-name="表9.A1" table:number-columns-spanned="2" office:value-type="string">
            <text:p text:style-name="P16">「<text:span text:style-name="T5">e</text:span><text:span text:style-name="T1">（エ）」が前につく動詞（自動詞）、</text:span>「<text:span text:style-name="T5">it</text:span><text:span text:style-name="T1">（イㇳ）」が前につく動詞（他動詞）、「</text:span><text:span text:style-name="T5">it</text:span><text:span text:style-name="T1">（イㇳ）」が後ろにつく動詞（一部の自動詞）がある。</text:span></text:p>
            <text:p text:style-name="P18"><text:s/>「<text:span text:style-name="T3">e tude</text:span>（エ トゥデ）」：行く / 「<text:span text:style-name="T3">tudeit</text:span>（トゥデイㇳ）」：移動させる</text:p>
          </table:table-cell>
          <table:covered-table-cell/>
          <table:table-cell table:style-name="表9.A1" office:value-type="string">
            <text:p text:style-name="P10"/>
          </table:table-cell>
          <table:covered-table-cell table:style-name="表9.A1"/>
        </table:table-row>
        <table:table-row table:style-name="表9.2">
          <table:table-cell table:style-name="表9.A1" table:number-columns-spanned="2" office:value-type="string">
            <text:p text:style-name="P3">～は～にあります</text:p>
            <table:table table:name="表15" table:style-name="表15">
              <table:table-column table:style-name="表15.A"/>
              <table:table-column table:style-name="表15.B"/>
              <table:table-column table:style-name="表15.C"/>
              <table:table-column table:style-name="表15.D"/>
              <table:table-row table:style-name="表15.1">
                <table:table-cell table:style-name="表15.A1" office:value-type="string">
                  <text:p text:style-name="P27">zo</text:p>
                </table:table-cell>
                <table:table-cell table:style-name="表15.A1" office:value-type="string">
                  <text:p text:style-name="P27">mol</text:p>
                </table:table-cell>
                <table:table-cell table:style-name="表15.A1" office:value-type="string">
                  <text:p text:style-name="P27">jo</text:p>
                </table:table-cell>
                <table:table-cell table:style-name="表15.D1" office:value-type="string">
                  <text:p text:style-name="P27">tanke</text:p>
                </table:table-cell>
              </table:table-row>
              <table:table-row>
                <table:table-cell table:style-name="表15.A2" office:value-type="string">
                  <text:p text:style-name="P14">ツォ</text:p>
                </table:table-cell>
                <table:table-cell table:style-name="表15.A2" office:value-type="string">
                  <text:p text:style-name="P13">モㇽ</text:p>
                </table:table-cell>
                <table:table-cell table:style-name="表15.A2" office:value-type="string">
                  <text:p text:style-name="P13">イェ</text:p>
                </table:table-cell>
                <table:table-cell table:style-name="表15.D2" office:value-type="string">
                  <text:p text:style-name="P13">タンケ</text:p>
                </table:table-cell>
              </table:table-row>
              <table:table-row>
                <table:table-cell table:style-name="表15.A2" office:value-type="string">
                  <text:p text:style-name="P14">駒</text:p>
                </table:table-cell>
                <table:table-cell table:style-name="表15.A2" office:value-type="string">
                  <text:p text:style-name="P14">ある/いる</text:p>
                </table:table-cell>
                <table:table-cell table:style-name="表15.A2" office:value-type="string">
                  <text:p text:style-name="P14">に</text:p>
                </table:table-cell>
                <table:table-cell table:style-name="表15.D2" office:value-type="string">
                  <text:p text:style-name="P14">タムホェ（机戦の橙マス）</text:p>
                </table:table-cell>
              </table:table-row>
              <table:table-row>
                <table:table-cell table:style-name="表15.D2" table:number-columns-spanned="4" office:value-type="string">
                  <text:p text:style-name="P14">駒がタムホェにあります</text:p>
                </table:table-cell>
                <table:covered-table-cell/>
                <table:covered-table-cell/>
                <table:covered-table-cell/>
              </table:table-row>
            </table:table>
            <text:p text:style-name="P9"/>
          </table:table-cell>
          <table:covered-table-cell/>
          <table:table-cell table:style-name="表9.A1" office:value-type="string">
            <text:p text:style-name="P10"/>
          </table:table-cell>
          <table:table-cell table:style-name="表9.A1" office:value-type="string">
            <text:p text:style-name="P4">読んでみよう</text:p>
            <text:p text:style-name="P4"/>
            <text:p text:style-name="P4"/>
            <text:p text:style-name="P29">mi mol jo ail pi lauzait belpic.</text:p>
            <text:p text:style-name="P25"/>
            <text:p text:style-name="P19">注意：「<text:span text:style-name="T6">mol（</text:span><text:span text:style-name="T3">モㇽ</text:span><text:span text:style-name="T6">）</text:span><text:span text:style-name="T7">」：ある/いるは「</text:span><text:span text:style-name="T6">e</text:span><text:span text:style-name="T7">（エ）」も「</text:span><text:span text:style-name="T6">it</text:span><text:span text:style-name="T7">（イㇳ）」も付かない不規則動詞。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+ 1p" svg:font-family="'M+ 1p'" style:font-family-generic="modern" style:font-pitch="variable"/>
    <style:font-face style:name="linzklar_rounded" svg:font-family="linzklar_rounded" style:font-pitch="variable"/>
    <style:font-face style:name="xedixel" svg:font-family="xedixel" style:font-pitch="variable"/>
    <style:font-face style:name="源ノ明朝" svg:font-family="源ノ明朝" style:font-family-generic="roman" style:font-pitch="variable"/>
    <style:font-face style:name="源ノ明朝1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源ノ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源ノ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源ノ角ゴシック" style:font-family-asian="源ノ角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06:36:50.125000000</meta:creation-date>
    <dc:date>2024-05-03T02:28:44.299000000</dc:date>
    <meta:editing-duration>PT1H57M37S</meta:editing-duration>
    <meta:editing-cycles>2</meta:editing-cycles>
    <meta:generator>LibreOffice/7.6.1.2$Windows_X86_64 LibreOffice_project/f5defcebd022c5bc36bbb79be232cb6926d8f674</meta:generator>
    <meta:document-statistic meta:table-count="14" meta:image-count="0" meta:object-count="0" meta:page-count="2" meta:paragraph-count="183" meta:word-count="1204" meta:character-count="1406" meta:non-whitespace-character-count="1350"/>
  </office:meta>
</office:document-meta>
</file>